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  <text:p text:style-name="P2">Scenarios</text:p>
      <text:list xml:id="list628695569" text:style-name="L1">
        <text:list-item>
          <text:p text:style-name="P4">MySQL server fails.</text:p>
        </text:list-item>
      </text:list>
      <text:list xml:id="list877412329" text:style-name="L2">
        <text:list-item>
          <text:list>
            <text:list-item>
              <text:p text:style-name="P5">Notify admin</text:p>
            </text:list-item>
            <text:list-item>
              <text:p text:style-name="P5">Activate fallback system</text:p>
            </text:list-item>
          </text:list>
        </text:list-item>
        <text:list-item>
          <text:p text:style-name="P5">SMTP server is unreachable or does not accept message.</text:p>
          <text:list>
            <text:list-item>
              <text:p text:style-name="P5">Message stored.</text:p>
            </text:list-item>
            <text:list-item>
              <text:p text:style-name="P5">Try again later.</text:p>
            </text:list-item>
            <text:list-item>
              <text:p text:style-name="P5">Alert admin if SMTP server is unreachable</text:p>
            </text:list-item>
          </text:list>
        </text:list-item>
        <text:list-item>
          <text:p text:style-name="P5">Message bounces.</text:p>
          <text:list>
            <text:list-item>
              <text:p text:style-name="P5">Catch “bounce” message.</text:p>
            </text:list-item>
            <text:list-item>
              <text:p text:style-name="P5">Re-send message.</text:p>
            </text:list-item>
            <text:list-item>
              <text:p text:style-name="P5">Notify admin? Daily report?</text:p>
            </text:list-item>
          </text:list>
        </text:list-item>
        <text:list-item>
          <text:p text:style-name="P5">Instructions can't be found/parsed</text:p>
          <text:list>
            <text:list-item>
              <text:p text:style-name="P5">message is returned to sender with informative error message.</text:p>
            </text:list-item>
          </text:list>
        </text:list-item>
        <text:list-item>
          <text:p text:style-name="P5">IMAP server is unreachable</text:p>
          <text:list>
            <text:list-item>
              <text:p text:style-name="P5">Notify admin</text:p>
            </text:list-item>
          </text:list>
        </text:list-item>
        <text:list-item>
          <text:p text:style-name="P5">Talaria crashes.</text:p>
          <text:list>
            <text:list-item>
              <text:p text:style-name="P5">Notify admin.</text:p>
            </text:list-item>
          </text:list>
        </text:list-item>
        <text:list-item>
          <text:p text:style-name="P5">MIME Parser crashes</text:p>
          <text:list>
            <text:list-item>
              <text:p text:style-name="P5">Store message for later analysis</text:p>
            </text:list-item>
            <text:list-item>
              <text:p text:style-name="P5">contact sender with error message</text:p>
            </text:list-item>
          </text:list>
        </text:list-item>
        <text:list-item>
          <text:p text:style-name="P5">RTMSERVER crashes</text:p>
          <text:list>
            <text:list-item>
              <text:p text:style-name="P5">notify admin.</text:p>
            </text:list-item>
          </text:list>
        </text:list-item>
        <text:list-item>
          <text:p text:style-name="P5">Disk is full</text:p>
        </text:list-item>
        <text:list-item>
          <text:p text:style-name="P5">Talaria host shuts down</text:p>
        </text:list-item>
        <text:list-item>
          <text:p text:style-name="P5">Receive message which is too big</text:p>
        </text:list-item>
        <text:list-item>
          <text:p text:style-name="P5">Empty subject line</text:p>
        </text:list-item>
      </text:list>
      <text:p text:style-name="P3"/>
      <text:p text:style-name="P2">To Do</text:p>
      <text:list xml:id="list1741781443" text:style-name="L3">
        <text:list-item>
          <text:p text:style-name="P6">There should be a library of messages to test against – sample messages, with attachments, from all major mail clients</text:p>
        </text:list-item>
        <text:list-item>
          <text:p text:style-name="P6">Use test harness?</text:p>
        </text:list-item>
        <text:list-item>
          <text:p text:style-name="P6">Load testing. Identify performance goals.</text:p>
        </text:list-item>
        <text:list-item>
          <text:p text:style-name="P6">Profiling/Benchmarking: time various tasks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6T17:05:01</meta:creation-date>
    <dc:date>2009-11-21T18:54:54</dc:date>
    <meta:editing-duration>PT02H04M43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1" meta:paragraph-count="33" meta:word-count="163" meta:character-count="894"/>
    <meta:user-defined meta:name="Info 1"/>
    <meta:user-defined meta:name="Info 2"/>
    <meta:user-defined meta:name="Info 3"/>
    <meta:user-defined meta:name="Info 4"/>
  </office:meta>
</office:document-meta>
</file>